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mic Sans MS" svg:font-family="'Comic Sans MS', Geneva, Arial"/>
    <style:font-face style:name="Tahoma1" svg:font-family="Tahoma"/>
    <style:font-face style:name="Arial Unicode MS1" svg:font-family="'Arial Unicode MS'" style:font-pitch="variable"/>
    <style:font-face style:name="TSCu_Paranar" svg:font-family="TSCu_Paranar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Document_20_Title">
      <style:text-properties style:font-name="TSCu_Paranar" style:font-name-complex="TSCu_Paranar"/>
    </style:style>
    <style:style style:name="P2" style:family="paragraph" style:parent-style-name="Section_20_Title">
      <style:text-properties style:font-name="Arial Unicode MS" style:font-name-complex="Arial Unicode MS"/>
    </style:style>
    <style:style style:name="P3" style:family="paragraph" style:parent-style-name="Standard">
      <style:text-properties style:font-name="Arial Unicode MS" style:font-name-complex="Arial Unicode MS"/>
    </style:style>
    <style:style style:name="P4" style:family="paragraph" style:parent-style-name="lg">
      <style:text-properties style:font-name="Arial Unicode MS" style:font-name-complex="Arial Unicode MS"/>
    </style:style>
    <style:style style:name="T1" style:family="text">
      <style:text-properties style:font-name="Comic Sans MS"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book title</text:p>
      <text:p text:style-name="P1"/>
      <text:p text:style-name="Author">My name </text:p>
      <text:p text:style-name="P1"/>
      <text:p text:style-name="Section_20_Title">Twinkle Twinkle</text:p>
      <text:p text:style-name="P1"/>
      <text:p text:style-name="lg"><text:span text:style-name="T1">Twinkle, twinkle, little star,<text:line-break/>How I wonder what you are.<text:line-break/>Up above the world so high,<text:line-break/>Like a diamond in the sky.<text:line-break/>Twinkle, twinkle, little star,<text:line-break/>How I wonder what you are!<text:line-break/><text:line-break/>When the blazing sun is gone,<text:line-break/>When he nothing shines upon,<text:line-break/>Then you show your little light,<text:line-break/>Twinkle, twinkle, all the night.<text:line-break/>Twinkle, twinkle, little star,<text:line-break/>How I wonder what you are!<text:line-break/><text:line-break/>Then the traveler in the dark<text:line-break/>Thanks you for your tiny spark;<text:line-break/>He could not see which way to go,<text:line-break/>If you did not twinkle so.<text:line-break/>Twinkle, twinkle, little star,<text:line-break/>How I wonder what you are!</text:span> </text:p>
      <text:p text:style-name="lg"/>
      <text:p text:style-name="lg"/>
      <text:p text:style-name="lg">The following poem <text:s/>is in Tamil language (UTF-8 encoding).</text:p>
      <text:p text:style-name="lg"/>
      <text:p text:style-name="P2">1.1.1 கடவுள்வாழ்த்து</text:p>
      <text:p text:style-name="P3"/>
      <text:p text:style-name="P4">அகர முதல எழுத்தெல்லாம் ஆதி</text:p>
      <text:p text:style-name="P4">பகவன் முதற்றே உலகு. (1)</text:p>
      <text:p text:style-name="P3"/>
      <text:p text:style-name="P4">கற்றதனால் ஆய பயனென்கொல் வாலறிவன்</text:p>
      <text:p text:style-name="P4">நற்றான் தொழாஅர் எனின். (2)</text:p>
      <text:p text:style-name="P3"/>
      <text:p text:style-name="P4">மலர்மிசை ஏகினான் மாணடி சேர்ந்தார்</text:p>
      <text:p text:style-name="P4">நிலமிசை நீடுவாழ் வார். (3)</text:p>
      <text:p text:style-name="P3"/>
      <text:p text:style-name="P4">வேண்டுதல் வேண்டாமை இலானடி சேர்ந்தார்க்கு</text:p>
      <text:p text:style-name="P4">யாண்டும் இடும்பை இல. (4)</text:p>
      <text:p text:style-name="P3"/>
      <text:p text:style-name="P4">இருள்சேர் இருவினையும் சேரா இறைவன்</text:p>
      <text:p text:style-name="P4">பொருள்சேர் புகழ்புரிந்தார் மாட்டு. (5)</text:p>
      <text:p text:style-name="P3"/>
      <text:p text:style-name="P4">பொறிவாயில் ஐந்தவித்தான் பொய்தீர் ஒழுக்க</text:p>
      <text:p text:style-name="P4">நெறிநின்றார் நீடுவாழ் வார். (6)</text:p>
      <text:p text:style-name="P3"/>
      <text:p text:style-name="P4">தனக்குவமை இல்லாதான் தாள்சேர்ந்தார்க் கல்லால்</text:p>
      <text:p text:style-name="P4">மனக்கவலை மாற்றல் அரிது. (7)</text:p>
      <text:p text:style-name="P3"/>
      <text:p text:style-name="P4">அறவாழி அந்தணன் தாள்சேர்ந்தார்க் கல்லால்</text:p>
      <text:p text:style-name="P4">பிறவாழி நீந்தல் அரிது. (8)</text:p>
      <text:p text:style-name="P3"/>
      <text:p text:style-name="P4">கோளில் பொறியிற் குணமிலவே எண்குணத்தான்</text:p>
      <text:p text:style-name="P4">தாளை வணங்காத் தலை. (9)</text:p>
      <text:p text:style-name="P3"/>
      <text:p text:style-name="P4">பிறவிப் பெருங்கடல் நீந்துவர் நீந்தார்</text:p>
      <text:p text:style-name="P4">இறைவன் அடிசேரா தார். (1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mic Sans MS" svg:font-family="'Comic Sans MS', Geneva, Arial"/>
    <style:font-face style:name="Tahoma1" svg:font-family="Tahoma"/>
    <style:font-face style:name="Arial Unicode MS1" svg:font-family="'Arial Unicode MS'" style:font-pitch="variable"/>
    <style:font-face style:name="TSCu_Paranar" svg:font-family="TSCu_Paranar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uthor" style:family="paragraph" style:parent-style-name="Standard" style:class="text"/>
    <style:style style:name="Section_20_Title" style:display-name="Section Title" style:family="paragraph" style:class="text"/>
    <style:style style:name="Document_20_Title" style:display-name="Document Title" style:family="paragraph" style:class="text"/>
    <style:style style:name="lg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15T00:17:05</meta:creation-date>
    <dc:date>2006-06-20T00:05:13</dc:date>
    <dc:language>en-US</dc:language>
    <meta:editing-cycles>12</meta:editing-cycles>
    <meta:editing-duration>PT28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199" meta:character-count="1279"/>
  </office:meta>
</office:document-meta>
</file>